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36.849cm" svg:y="15.326cm">
            <draw:object draw:notify-on-update-of-ranges="Feuille1.C2:Feuille1.C6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5.096cm" svg:y="152.394cm">
            <draw:object draw:notify-on-update-of-ranges="Feuille1.D2:Feuille1.D6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0.109cm" svg:height="10.216cm" svg:x="39.698cm" svg:y="0.574cm">
            <draw:object draw:notify-on-update-of-ranges="Feuille1.N2:Feuille1.N2 Feuille1.N3:Feuille1.N627 Feuille1.Q1:Feuille1.Q70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6"/>
          <table:table-cell office:value-type="string">
            <text:p>Code lettre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09">
            <text:p>20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2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3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4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5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CODE([.A6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7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8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CODE([.A9])" office:value-type="float" office:value="124">
            <text:p>124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10])" office:value-type="float" office:value="124">
            <text:p>12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241">
            <text:p>241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11])" office:value-type="float" office:value="105">
            <text:p>10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 office:value-type="float" office:value="233">
            <text:p>2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12])" office:value-type="float" office:value="108">
            <text:p>108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13])" office:value-type="float" office:value="108">
            <text:p>108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54">
            <text:p>254</text:p>
          </table:table-cell>
          <table:table-cell office:value-type="float" office:value="168">
            <text:p>168</text:p>
          </table:table-cell>
          <table:table-cell office:value-type="float" office:value="243">
            <text:p>243</text:p>
          </table:table-cell>
          <table:table-cell office:value-type="float" office:value="133">
            <text:p>133</text:p>
          </table:table-cell>
          <table:table-cell office:value-type="float" office:value="174">
            <text:p>17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CODE([.A14])" office:value-type="float" office:value="33">
            <text:p>33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17">
            <text:p>217</text:p>
          </table:table-cell>
          <table:table-cell office:value-type="float" office:value="244">
            <text:p>244</text:p>
          </table:table-cell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CODE([.A15])" office:value-type="float" office:value="33">
            <text:p>3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53">
            <text:p>253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16])" office:value-type="float" office:value="105">
            <text:p>105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CODE([.A17])" office:value-type="float" office:value="33">
            <text:p>33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55">
            <text:p>255</text:p>
          </table:table-cell>
          <table:table-cell office:value-type="float" office:value="186">
            <text:p>186</text:p>
          </table:table-cell>
          <table:table-cell office:value-type="float" office:value="233">
            <text:p>233</text:p>
          </table:table-cell>
          <table:table-cell office:value-type="float" office:value="220">
            <text:p>220</text:p>
          </table:table-cell>
          <table:table-cell office:value-type="float" office:value="190">
            <text:p>190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CODE([.A18])" office:value-type="float" office:value="108">
            <text:p>108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CODE([.A19])" office:value-type="float" office:value="59">
            <text:p>59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CODE([.A20])" office:value-type="float" office:value="33">
            <text:p>33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21])" office:value-type="float" office:value="33">
            <text:p>33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2">
            <text:p>25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43">
            <text:p>43</text:p>
          </table:table-cell>
          <table:table-cell office:value-type="float" office:value="193">
            <text:p>193</text:p>
          </table:table-cell>
          <table:table-cell office:value-type="float" office:value="91">
            <text:p>91</text:p>
          </table:table-cell>
          <table:table-cell office:value-type="float" office:value="221">
            <text:p>221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22])" office:value-type="float" office:value="106">
            <text:p>10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06">
            <text:p>20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23])" office:value-type="float" office:value="105">
            <text:p>105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8">
            <text:p>19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15">
            <text:p>215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24])" office:value-type="float" office:value="33">
            <text:p>3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6">
            <text:p>206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237">
            <text:p>23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25])" office:value-type="float" office:value="105">
            <text:p>105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CODE([.A26])" office:value-type="float" office:value="33">
            <text:p>33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27])" office:value-type="float" office:value="33">
            <text:p>33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134">
            <text:p>134</text:p>
          </table:table-cell>
          <table:table-cell office:value-type="float" office:value="124">
            <text:p>124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28])" office:value-type="float" office:value="33">
            <text:p>33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float" office:value="89">
            <text:p>89</text:p>
          </table:table-cell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29])" office:value-type="float" office:value="106">
            <text:p>106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30])" office:value-type="float" office:value="106">
            <text:p>106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227">
            <text:p>227</text:p>
          </table:table-cell>
          <table:table-cell office:value-type="float" office:value="39">
            <text:p>39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31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233">
            <text:p>233</text:p>
          </table:table-cell>
          <table:table-cell office:value-type="float" office:value="39">
            <text:p>39</text:p>
          </table:table-cell>
          <table:table-cell office:value-type="float" office:value="234">
            <text:p>23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32])" office:value-type="float" office:value="93">
            <text:p>93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170">
            <text:p>170</text:p>
          </table:table-cell>
          <table:table-cell office:value-type="float" office:value="29">
            <text:p>29</text:p>
          </table:table-cell>
          <table:table-cell office:value-type="float" office:value="198">
            <text:p>198</text:p>
          </table:table-cell>
          <table:table-cell office:value-type="float" office:value="177">
            <text:p>17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33])" office:value-type="float" office:value="106">
            <text:p>106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float" office:value="221">
            <text:p>221</text:p>
          </table:table-cell>
          <table:table-cell office:value-type="float" office:value="69">
            <text:p>69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CODE([.A34])" office:value-type="float" office:value="108">
            <text:p>108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48">
            <text:p>24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CODE([.A35])" office:value-type="float" office:value="59">
            <text:p>5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4">
            <text:p>254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36])" office:value-type="float" office:value="106">
            <text:p>106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37])" office:value-type="float" office:value="41">
            <text:p>41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38])" office:value-type="float" office:value="40">
            <text:p>40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199">
            <text:p>199</text:p>
          </table:table-cell>
          <table:table-cell office:value-type="float" office:value="37">
            <text:p>37</text:p>
          </table:table-cell>
          <table:table-cell office:value-type="float" office:value="199">
            <text:p>199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39])" office:value-type="float" office:value="91">
            <text:p>91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40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1])" office:value-type="float" office:value="93">
            <text:p>93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42])" office:value-type="float" office:value="93">
            <text:p>93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32">
            <text:p>232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CODE([.A43])" office:value-type="float" office:value="59">
            <text:p>59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38">
            <text:p>38</text:p>
          </table:table-cell>
          <table:table-cell office:value-type="float" office:value="216">
            <text:p>216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44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office:value-type="float" office:value="38">
            <text:p>38</text:p>
          </table:table-cell>
          <table:table-cell office:value-type="float" office:value="222">
            <text:p>22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45])" office:value-type="float" office:value="93">
            <text:p>93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6])" office:value-type="float" office:value="40">
            <text:p>40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7])" office:value-type="float" office:value="41">
            <text:p>41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43">
            <text:p>24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DE([.A48])" office:value-type="float" office:value="59">
            <text:p>59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11">
            <text:p>211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CODE([.A49])" office:value-type="float" office:value="59">
            <text:p>59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63">
            <text:p>6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0])" office:value-type="float" office:value="40">
            <text:p>40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1])" office:value-type="float" office:value="40">
            <text:p>40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134">
            <text:p>134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2])" office:value-type="float" office:value="41">
            <text:p>41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3])" office:value-type="float" office:value="41">
            <text:p>41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209">
            <text:p>209</text:p>
          </table:table-cell>
          <table:table-cell office:value-type="float" office:value="29">
            <text:p>29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4])" office:value-type="float" office:value="91">
            <text:p>91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35">
            <text:p>235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55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  <table:table-cell office:value-type="float" office:value="209">
            <text:p>209</text:p>
          </table:table-cell>
          <table:table-cell office:value-type="float" office:value="29">
            <text:p>29</text:p>
          </table:table-cell>
          <table:table-cell office:value-type="float" office:value="209">
            <text:p>209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6])" office:value-type="float" office:value="93">
            <text:p>93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30">
            <text:p>23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CODE([.A57])" office:value-type="float" office:value="59">
            <text:p>59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35">
            <text:p>235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58])" office:value-type="float" office:value="93">
            <text:p>93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office:value-type="float" office:value="44">
            <text:p>44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59])" office:value-type="float" office:value="40">
            <text:p>40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60])" office:value-type="float" office:value="41">
            <text:p>4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1])" office:value-type="float" office:value="93">
            <text:p>93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2])" office:value-type="float" office:value="91">
            <text:p>91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63])" office:value-type="float" office:value="106">
            <text:p>106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office:value-type="float" office:value="36">
            <text:p>36</text:p>
          </table:table-cell>
          <table:table-cell office:value-type="float" office:value="181">
            <text:p>181</text:p>
          </table:table-cell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DE([.A64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81">
            <text:p>181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DE([.A65])" office:value-type="float" office:value="93">
            <text:p>93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48">
            <text:p>248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CODE([.A66])" office:value-type="float" office:value="59">
            <text:p>59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7])" office:value-type="float" office:value="91">
            <text:p>91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26">
            <text:p>26</text:p>
          </table:table-cell>
          <table:table-cell office:value-type="float" office:value="175">
            <text:p>175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8])" office:value-type="float" office:value="93">
            <text:p>93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58">
            <text:p>58</text:p>
          </table:table-cell>
          <table:table-cell office:value-type="float" office:value="129">
            <text:p>129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DE([.A69])" office:value-type="float" office:value="41">
            <text:p>41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70])" office:value-type="float" office:value="41">
            <text:p>41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41">
            <text:p>241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71])" office:value-type="float" office:value="41">
            <text:p>41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34">
            <text:p>134</text:p>
          </table:table-cell>
          <table:table-cell office:value-type="float" office:value="46">
            <text:p>46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DE([.A72])" office:value-type="float" office:value="40">
            <text:p>40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73])" office:value-type="float" office:value="40">
            <text:p>40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41">
            <text:p>241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74])" office:value-type="float" office:value="40">
            <text:p>40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office:value-type="float" office:value="39">
            <text:p>39</text:p>
          </table:table-cell>
          <table:table-cell office:value-type="float" office:value="155">
            <text:p>155</text:p>
          </table:table-cell>
          <table:table-cell office:value-type="float" office:value="128">
            <text:p>12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75])" office:value-type="float" office:value="106">
            <text:p>106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76])" office:value-type="float" office:value="40">
            <text:p>40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77])" office:value-type="float" office:value="41">
            <text:p>41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78])" office:value-type="float" office:value="195">
            <text:p>195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65">
            <text:p>65</text:p>
          </table:table-cell>
          <table:table-cell office:value-type="float" office:value="161">
            <text:p>161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79])" office:value-type="float" office:value="106">
            <text:p>106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206">
            <text:p>206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75">
            <text:p>175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80])" office:value-type="float" office:value="195">
            <text:p>195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81])" office:value-type="float" office:value="105">
            <text:p>105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82])" office:value-type="float" office:value="195">
            <text:p>19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CODE([.A83])" office:value-type="float" office:value="108">
            <text:p>108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DE([.A84])" office:value-type="float" office:value="108">
            <text:p>108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29">
            <text:p>22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CODE([.A85])" office:value-type="float" office:value="59">
            <text:p>59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CODE([.A86])" office:value-type="float" office:value="105">
            <text:p>10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2"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DE([.A87])" office:value-type="float" office:value="108">
            <text:p>108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CODE([.A88])" office:value-type="float" office:value="195">
            <text:p>195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89])" office:value-type="float" office:value="105">
            <text:p>10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  <table:table-cell office:value-type="float" office:value="137">
            <text:p>137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CODE([.A90])" office:value-type="float" office:value="116">
            <text:p>116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01">
            <text:p>201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CODE([.A91])" office:value-type="float" office:value="47">
            <text:p>4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85">
            <text:p>185</text:p>
          </table:table-cell>
          <table:table-cell office:value-type="float" office:value="120">
            <text:p>120</text:p>
          </table:table-cell>
          <table:table-cell office:value-type="float" office:value="139">
            <text:p>139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CODE([.A92])" office:value-type="float" office:value="102">
            <text:p>102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6">
            <text:p>176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CODE([.A93])" office:value-type="float" office:value="195">
            <text:p>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CODE([.A94])" office:value-type="float" office:value="49">
            <text:p>49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95])" office:value-type="float" office:value="195">
            <text:p>195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96])" office:value-type="float" office:value="195">
            <text:p>195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55">
            <text:p>15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97])" office:value-type="float" office:value="195">
            <text:p>195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28">
            <text:p>228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148">
            <text:p>148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CODE([.A98])" office:value-type="float" office:value="59">
            <text:p>59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8">
            <text:p>198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99])" office:value-type="float" office:value="195">
            <text:p>195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CODE([.A100])" office:value-type="float" office:value="47">
            <text:p>47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CODE([.A101])" office:value-type="float" office:value="106">
            <text:p>106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CODE([.A102])" office:value-type="float" office:value="47">
            <text:p>4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CODE([.A103])"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CODE([.A104])" office:value-type="float" office:value="49">
            <text:p>49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105])" office:value-type="float" office:value="47">
            <text:p>47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106])" office:value-type="float" office:value="195">
            <text:p>195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107])" office:value-type="float" office:value="195">
            <text:p>195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88">
            <text:p>188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8">
            <text:p>168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108])" office:value-type="float" office:value="195">
            <text:p>19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CODE([.A109])" office:value-type="float" office:value="102">
            <text:p>10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110])" office:value-type="float" office:value="102">
            <text:p>102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111])" office:value-type="float" office:value="195">
            <text:p>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DE([.A112])" office:value-type="float" office:value="49">
            <text:p>49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5">
            <text:p>195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DE([.A113])" office:value-type="float" office:value="195">
            <text:p>195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73">
            <text:p>73</text:p>
          </table:table-cell>
          <table:table-cell table:number-columns-repeated="2"/>
          <table:table-cell table:formula="of:=CODE([.A114])"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115])" office:value-type="float" office:value="49">
            <text:p>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72">
            <text:p>172</text:p>
          </table:table-cell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CODE([.A116])" office:value-type="float" office:value="48">
            <text:p>4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CODE([.A117])" office:value-type="float" office:value="102">
            <text:p>10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98">
            <text:p>198</text:p>
          </table:table-cell>
          <table:table-cell office:value-type="float" office:value="47">
            <text:p>47</text:p>
          </table:table-cell>
          <table:table-cell office:value-type="float" office:value="115">
            <text:p>1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CODE([.A118])" office:value-type="float" office:value="116">
            <text:p>11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09">
            <text:p>209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56">
            <text:p>56</text:p>
          </table:table-cell>
          <table:table-cell office:value-type="float" office:value="124">
            <text:p>12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DE([.A119])" office:value-type="float" office:value="116">
            <text:p>116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CODE([.A120])" office:value-type="float" office:value="47">
            <text:p>4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8">
            <text:p>148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121])" office:value-type="float" office:value="102">
            <text:p>10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23">
            <text:p>123</text:p>
          </table:table-cell>
          <table:table-cell office:value-type="float" office:value="159">
            <text:p>159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CODE([.A122])" office:value-type="float" office:value="116">
            <text:p>116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145">
            <text:p>145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123])" office:value-type="float" office:value="63">
            <text:p>63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17">
            <text:p>117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124])" office:value-type="float" office:value="36">
            <text:p>36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125])" office:value-type="float" office:value="36">
            <text:p>36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8">
            <text:p>198</text:p>
          </table:table-cell>
          <table:table-cell office:value-type="float" office:value="62">
            <text:p>62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87">
            <text:p>187</text:p>
          </table:table-cell>
          <table:table-cell office:value-type="float" office:value="86">
            <text:p>86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126])" office:value-type="float" office:value="114">
            <text:p>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CODE([.A127])" office:value-type="float" office:value="49">
            <text:p>49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CODE([.A128])" office:value-type="float" office:value="63">
            <text:p>63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12">
            <text:p>212</text:p>
          </table:table-cell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2"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2" office:value-type="float" office:value="56">
            <text:p>56</text:p>
          </table:table-cell>
          <table:table-cell table:number-columns-repeated="2"/>
          <table:table-cell table:formula="of:=CODE([.A129])" office:value-type="float" office:value="47">
            <text:p>47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15">
            <text:p>215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CODE([.A130])" office:value-type="float" office:value="36">
            <text:p>36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131])" office:value-type="float" office:value="36">
            <text:p>3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CODE([.A132])" office:value-type="float" office:value="116">
            <text:p>116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133])" office:value-type="float" office:value="36">
            <text:p>36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134])" office:value-type="float" office:value="36">
            <text:p>36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162">
            <text:p>162</text:p>
          </table:table-cell>
          <table:table-cell office:value-type="float" office:value="58">
            <text:p>58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CODE([.A135])" office:value-type="float" office:value="195">
            <text:p>195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CODE([.A136])" office:value-type="float" office:value="36">
            <text:p>3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DE([.A137])" office:value-type="float" office:value="102">
            <text:p>10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98">
            <text:p>198</text:p>
          </table:table-cell>
          <table:table-cell office:value-type="float" office:value="19">
            <text:p>19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138])" office:value-type="float" office:value="116">
            <text:p>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77">
            <text:p>177</text:p>
          </table:table-cell>
          <table:table-cell office:value-type="float" office:value="136">
            <text:p>13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 office:value-type="float" office:value="227">
            <text:p>227</text:p>
          </table:table-cell>
          <table:table-cell office:value-type="float" office:value="163">
            <text:p>163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139])" office:value-type="float" office:value="48">
            <text:p>48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42">
            <text:p>142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CODE([.A140])" office:value-type="float" office:value="63">
            <text:p>63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CODE([.A141])" office:value-type="float" office:value="63">
            <text:p>63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142])" office:value-type="float" office:value="195">
            <text:p>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CODE([.A143])" office:value-type="float" office:value="49">
            <text:p>49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8">
            <text:p>58</text:p>
          </table:table-cell>
          <table:table-cell office:value-type="float" office:value="136">
            <text:p>136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144])" office:value-type="float" office:value="104">
            <text:p>104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145])" office:value-type="float" office:value="195">
            <text:p>195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CODE([.A146])" office:value-type="float" office:value="36">
            <text:p>36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07">
            <text:p>207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DE([.A147])" office:value-type="float" office:value="64">
            <text:p>64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  <table:table-cell office:value-type="float" office:value="141">
            <text:p>14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148])" office:value-type="float" office:value="195">
            <text:p>195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142">
            <text:p>142</text:p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149])" office:value-type="float" office:value="112">
            <text:p>11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141">
            <text:p>14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133">
            <text:p>133</text:p>
          </table:table-cell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150])" office:value-type="float" office:value="113">
            <text:p>113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146">
            <text:p>146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151])" office:value-type="float" office:value="195">
            <text:p>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66">
            <text:p>16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office:value-type="float" office:value="198">
            <text:p>19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152])" office:value-type="float" office:value="48">
            <text:p>48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 table:number-columns-repeated="2" office:value-type="float" office:value="109">
            <text:p>109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153])" office:value-type="float" office:value="104">
            <text:p>10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147">
            <text:p>147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154])" office:value-type="float" office:value="107">
            <text:p>107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155])" office:value-type="float" office:value="63">
            <text:p>63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156])" office:value-type="float" office:value="63">
            <text:p>63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157])" office:value-type="float" office:value="47">
            <text:p>4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143">
            <text:p>14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174">
            <text:p>174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158])" office:value-type="float" office:value="114">
            <text:p>114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159])" office:value-type="float" office:value="195">
            <text:p>195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2"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160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161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162])" office:value-type="float" office:value="195">
            <text:p>19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163])" office:value-type="float" office:value="102">
            <text:p>1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164])"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CODE([.A165])" office:value-type="float" office:value="56">
            <text:p>56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166])" office:value-type="float" office:value="108">
            <text:p>108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50">
            <text:p>250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CODE([.A167])" office:value-type="float" office:value="195">
            <text:p>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CODE([.A168])" office:value-type="float" office:value="49">
            <text:p>49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148">
            <text:p>14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CODE([.A169])" office:value-type="float" office:value="195">
            <text:p>195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170])" office:value-type="float" office:value="195">
            <text:p>195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CODE([.A171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CODE([.A172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173])" office:value-type="float" office:value="195">
            <text:p>195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174])" office:value-type="float" office:value="195">
            <text:p>195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175])" office:value-type="float" office:value="195">
            <text:p>195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CODE([.A176])" office:value-type="float" office:value="195">
            <text:p>19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177])" office:value-type="float" office:value="98">
            <text:p>98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149">
            <text:p>14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CODE([.A178])" office:value-type="float" office:value="195">
            <text:p>19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179])" office:value-type="float" office:value="100">
            <text:p>1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180])" office:value-type="float" office:value="100">
            <text:p>100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198">
            <text:p>198</text:p>
          </table:table-cell>
          <table:table-cell office:value-type="float" office:value="22">
            <text:p>22</text:p>
          </table:table-cell>
          <table:table-cell office:value-type="float" office:value="149">
            <text:p>14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CODE([.A181])" office:value-type="float" office:value="195">
            <text:p>19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201">
            <text:p>201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CODE([.A182])" office:value-type="float" office:value="195">
            <text:p>19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49">
            <text:p>249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CODE([.A183])" office:value-type="float" office:value="103">
            <text:p>10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95">
            <text:p>195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184])" office:value-type="float" office:value="116">
            <text:p>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CODE([.A185])" office:value-type="float" office:value="48">
            <text:p>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CODE([.A186])" office:value-type="float" office:value="53">
            <text:p>53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54">
            <text:p>254</text:p>
          </table:table-cell>
          <table:table-cell office:value-type="float" office:value="71">
            <text:p>71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CODE([.A187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209">
            <text:p>209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188])" office:value-type="float" office:value="195">
            <text:p>195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128">
            <text:p>128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189])" office:value-type="float" office:value="63">
            <text:p>63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18">
            <text:p>218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table:number-columns-repeated="2" office:value-type="float" office:value="86">
            <text:p>86</text:p>
          </table:table-cell>
          <table:table-cell table:number-columns-repeated="2"/>
          <table:table-cell table:formula="of:=CODE([.A190])" office:value-type="float" office:value="47">
            <text:p>47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CODE([.A191])" office:value-type="float" office:value="195">
            <text:p>195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151">
            <text:p>15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CODE([.A192])" office:value-type="float" office:value="195">
            <text:p>19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61">
            <text:p>61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193])" office:value-type="float" office:value="98">
            <text:p>98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office:value-type="float" office:value="151">
            <text:p>15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194])" office:value-type="float" office:value="112">
            <text:p>112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207">
            <text:p>207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table:number-columns-repeated="2" office:value-type="float" office:value="56">
            <text:p>56</text:p>
          </table:table-cell>
          <table:table-cell table:number-columns-repeated="2"/>
          <table:table-cell table:formula="of:=CODE([.A195])" office:value-type="float" office:value="35">
            <text:p>35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7">
            <text:p>57</text:p>
          </table:table-cell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table:number-columns-repeated="2" office:value-type="float" office:value="105">
            <text:p>105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196])" office:value-type="float" office:value="104">
            <text:p>10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197])" office:value-type="float" office:value="105">
            <text:p>105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198])" office:value-type="float" office:value="195">
            <text:p>195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199])" office:value-type="float" office:value="195">
            <text:p>195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200])" office:value-type="float" office:value="113">
            <text:p>1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201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202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203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204])" office:value-type="float" office:value="48">
            <text:p>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CODE([.A205])" office:value-type="float" office:value="54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CODE([.A206])" office:value-type="float" office:value="56">
            <text:p>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CODE([.A207])" office:value-type="float" office:value="57">
            <text:p>57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CODE([.A208])" office:value-type="float" office:value="36">
            <text:p>36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CODE([.A209])" office:value-type="float" office:value="107">
            <text:p>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210])"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154">
            <text:p>15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134">
            <text:p>134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CODE([.A211])" office:value-type="float" office:value="51">
            <text:p>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212])" office:value-type="float" office:value="53">
            <text:p>53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213])" office:value-type="float" office:value="195">
            <text:p>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17">
            <text:p>117</text:p>
          </table:table-cell>
          <table:table-cell office:value-type="float" office:value="234">
            <text:p>234</text:p>
          </table:table-cell>
          <table:table-cell office:value-type="float" office:value="195">
            <text:p>195</text:p>
          </table:table-cell>
          <table:table-cell office:value-type="float" office:value="75">
            <text:p>75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214])" office:value-type="float" office:value="48">
            <text:p>48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5">
            <text:p>195</text:p>
          </table:table-cell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215])" office:value-type="float" office:value="63">
            <text:p>6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216])" office:value-type="float" office:value="104">
            <text:p>10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155">
            <text:p>15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154">
            <text:p>154</text:p>
          </table:table-cell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217])" office:value-type="float" office:value="107">
            <text:p>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CODE([.A218])" office:value-type="float" office:value="50">
            <text:p>50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38">
            <text:p>138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DE([.A219])" office:value-type="float" office:value="104">
            <text:p>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float" office:value="133">
            <text:p>133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CODE([.A220])" office:value-type="float" office:value="51">
            <text:p>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5">
            <text:p>65</text:p>
          </table:table-cell>
          <table:table-cell office:value-type="float" office:value="145">
            <text:p>145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CODE([.A221])" office:value-type="float" office:value="53">
            <text:p>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CODE([.A222])" office:value-type="float" office:value="57">
            <text:p>57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209">
            <text:p>209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110">
            <text:p>110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CODE([.A223])" office:value-type="float" office:value="195">
            <text:p>19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5">
            <text:p>255</text:p>
          </table:table-cell>
          <table:table-cell office:value-type="float" office:value="59">
            <text:p>59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02">
            <text:p>102</text:p>
          </table:table-cell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CODE([.A224])"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  <table:table-cell office:value-type="float" office:value="158">
            <text:p>15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CODE([.A225])"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CODE([.A226])" office:value-type="float" office:value="51">
            <text:p>5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227])" office:value-type="float" office:value="114">
            <text:p>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35">
            <text:p>35</text:p>
          </table:table-cell>
          <table:table-cell office:value-type="float" office:value="159">
            <text:p>15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number-columns-repeated="2"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CODE([.A228])" office:value-type="float" office:value="49">
            <text:p>49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229])" office:value-type="float" office:value="195">
            <text:p>19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230])" office:value-type="float" office:value="100">
            <text:p>1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float" office:value="88">
            <text:p>88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CODE([.A231])"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232])" office:value-type="float" office:value="55">
            <text:p>5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float" office:value="65">
            <text:p>65</text:p>
          </table:table-cell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233])" office:value-type="float" office:value="98">
            <text:p>9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CODE([.A234])" office:value-type="float" office:value="98">
            <text:p>98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48">
            <text:p>248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CODE([.A235])" office:value-type="float" office:value="195">
            <text:p>19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CODE([.A236])" office:value-type="float" office:value="100">
            <text:p>10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56">
            <text:p>56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CODE([.A237])" office:value-type="float" office:value="103">
            <text:p>103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  <table:table-cell office:value-type="float" office:value="160">
            <text:p>16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3">
            <text:p>63</text:p>
          </table:table-cell>
          <table:table-cell office:value-type="float" office:value="119">
            <text:p>119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238])" office:value-type="float" office:value="103">
            <text:p>103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51">
            <text:p>151</text:p>
          </table:table-cell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239])" office:value-type="float" office:value="107">
            <text:p>10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49">
            <text:p>249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57">
            <text:p>57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CODE([.A240])" office:value-type="float" office:value="112">
            <text:p>11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49">
            <text:p>249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CODE([.A241])" office:value-type="float" office:value="113">
            <text:p>1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DE([.A242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DE([.A243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DE([.A244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DE([.A245])" office:value-type="float" office:value="48">
            <text:p>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161">
            <text:p>16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246])"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CODE([.A247])" office:value-type="float" office:value="54">
            <text:p>54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CODE([.A248])" office:value-type="float" office:value="195">
            <text:p>195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249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CODE([.A250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CODE([.A251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252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253])" office:value-type="float" office:value="195">
            <text:p>19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CODE([.A254])" office:value-type="float" office:value="195">
            <text:p>19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143">
            <text:p>143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CODE([.A255])" office:value-type="float" office:value="103">
            <text:p>103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256])" office:value-type="float" office:value="113">
            <text:p>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257])"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CODE([.A258])" office:value-type="float" office:value="51">
            <text:p>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259])" office:value-type="float" office:value="55">
            <text:p>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41">
            <text:p>141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CODE([.A260])" office:value-type="float" office:value="55">
            <text:p>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CODE([.A261])" office:value-type="float" office:value="56">
            <text:p>56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198">
            <text:p>198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CODE([.A262])" office:value-type="float" office:value="195">
            <text:p>19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263])" office:value-type="float" office:value="116">
            <text:p>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69">
            <text:p>169</text:p>
          </table:table-cell>
          <table:table-cell office:value-type="float" office:value="163">
            <text:p>1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32">
            <text:p>232</text:p>
          </table:table-cell>
          <table:table-cell office:value-type="float" office:value="72">
            <text:p>72</text:p>
          </table:table-cell>
          <table:table-cell office:value-type="float" office:value="198">
            <text:p>198</text:p>
          </table:table-cell>
          <table:table-cell office:value-type="float" office:value="206">
            <text:p>206</text:p>
          </table:table-cell>
          <table:table-cell office:value-type="float" office:value="61">
            <text:p>6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CODE([.A264])" office:value-type="float" office:value="48">
            <text:p>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CODE([.A265])"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266])" office:value-type="float" office:value="53">
            <text:p>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27">
            <text:p>27</text:p>
          </table:table-cell>
          <table:table-cell office:value-type="float" office:value="163">
            <text:p>16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CODE([.A267])" office:value-type="float" office:value="54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76">
            <text:p>76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CODE([.A268])" office:value-type="float" office:value="56">
            <text:p>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89">
            <text:p>89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DE([.A269])" office:value-type="float" office:value="57">
            <text:p>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24">
            <text:p>24</text:p>
          </table:table-cell>
          <table:table-cell office:value-type="float" office:value="163">
            <text:p>16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270])" office:value-type="float" office:value="57">
            <text:p>5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CODE([.A271])" office:value-type="float" office:value="98">
            <text:p>98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53">
            <text:p>253</text:p>
          </table:table-cell>
          <table:table-cell office:value-type="float" office:value="57">
            <text:p>57</text:p>
          </table:table-cell>
          <table:table-cell office:value-type="float" office:value="163">
            <text:p>16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272])" office:value-type="float" office:value="112">
            <text:p>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273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274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275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276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277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278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279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280])" office:value-type="float" office:value="48">
            <text:p>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281])" office:value-type="float" office:value="53">
            <text:p>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CODE([.A282])" office:value-type="float" office:value="54">
            <text:p>54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198">
            <text:p>198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283])" office:value-type="float" office:value="63">
            <text:p>63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164">
            <text:p>16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284])" office:value-type="float" office:value="195">
            <text:p>195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131">
            <text:p>131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285])" office:value-type="float" office:value="112">
            <text:p>11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  <table:table-cell office:value-type="float" office:value="164">
            <text:p>1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float" office:value="137">
            <text:p>137</text:p>
          </table:table-cell>
          <table:table-cell office:value-type="float" office:value="75">
            <text:p>75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286])" office:value-type="float" office:value="113">
            <text:p>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CODE([.A287])"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CODE([.A288])"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289])"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CODE([.A290])" office:value-type="float" office:value="51">
            <text:p>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CODE([.A291])" office:value-type="float" office:value="54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292])" office:value-type="float" office:value="56">
            <text:p>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293])" office:value-type="float" office:value="57">
            <text:p>57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294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295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table:number-columns-repeated="2" office:value-type="float" office:value="69">
            <text:p>69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DE([.A296])" office:value-type="float" office:value="195">
            <text:p>19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CODE([.A297])" office:value-type="float" office:value="195">
            <text:p>195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float" office:value="71">
            <text:p>71</text:p>
          </table:table-cell>
          <table:table-cell office:value-type="float" office:value="143">
            <text:p>14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CODE([.A298])" office:value-type="float" office:value="107">
            <text:p>107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165">
            <text:p>1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54">
            <text:p>154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299])" office:value-type="float" office:value="121">
            <text:p>1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300])" office:value-type="float" office:value="55">
            <text:p>5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CODE([.A301])" office:value-type="float" office:value="100">
            <text:p>100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CODE([.A302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303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304])" office:value-type="float" office:value="195">
            <text:p>195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8">
            <text:p>198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DE([.A305])" office:value-type="float" office:value="115">
            <text:p>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CODE([.A306])" office:value-type="float" office:value="53">
            <text:p>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307])" office:value-type="float" office:value="55">
            <text:p>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CODE([.A308])" office:value-type="float" office:value="55">
            <text:p>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309])" office:value-type="float" office:value="56">
            <text:p>56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CODE([.A310])" office:value-type="float" office:value="195">
            <text:p>195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CODE([.A311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CODE([.A312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313])" office:value-type="float" office:value="195">
            <text:p>19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314])" office:value-type="float" office:value="195">
            <text:p>19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315])" office:value-type="float" office:value="195">
            <text:p>19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2">
            <text:p>252</text:p>
          </table:table-cell>
          <table:table-cell office:value-type="float" office:value="65">
            <text:p>65</text:p>
          </table:table-cell>
          <table:table-cell office:value-type="float" office:value="168">
            <text:p>16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CODE([.A316])" office:value-type="float" office:value="121">
            <text:p>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317])" office:value-type="float" office:value="51">
            <text:p>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169">
            <text:p>16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318])" office:value-type="float" office:value="53">
            <text:p>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">
            <text:p>202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53">
            <text:p>53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319])" office:value-type="float" office:value="54">
            <text:p>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CODE([.A320])" office:value-type="float" office:value="57">
            <text:p>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169">
            <text:p>1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51">
            <text:p>51</text:p>
          </table:table-cell>
          <table:table-cell table:number-columns-repeated="2"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321])" office:value-type="float" office:value="57">
            <text:p>57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1">
            <text:p>251</text:p>
          </table:table-cell>
          <table:table-cell office:value-type="float" office:value="77">
            <text:p>77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322])" office:value-type="float" office:value="103">
            <text:p>103</text:p>
          </table:table-cell>
        </table:table-row>
        <table:table-row table:style-name="ro2">
          <table:table-cell office:value-type="string">
            <text:p>î</text:p>
          </table:table-cell>
          <table:table-cell office:value-type="float" office:value="191">
            <text:p>191</text:p>
          </table:table-cell>
          <table:table-cell office:value-type="float" office:value="28">
            <text:p>28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323])" office:value-type="float" office:value="195">
            <text:p>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24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25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26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27])" office:value-type="float" office:value="48">
            <text:p>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CODE([.A328])"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170">
            <text:p>1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CODE([.A329])"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69">
            <text:p>69</text:p>
          </table:table-cell>
          <table:table-cell office:value-type="float" office:value="165">
            <text:p>165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CODE([.A330])" office:value-type="float" office:value="53">
            <text:p>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1">
            <text:p>61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CODE([.A331])" office:value-type="float" office:value="53">
            <text:p>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133">
            <text:p>133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332])" office:value-type="float" office:value="55">
            <text:p>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333])" office:value-type="float" office:value="56">
            <text:p>56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4">
            <text:p>254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97">
            <text:p>97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334])" office:value-type="float" office:value="103">
            <text:p>1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335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336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337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DE([.A338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39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40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41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342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6">
            <text:p>196</text:p>
          </table:table-cell>
          <table:table-cell office:value-type="float" office:value="103">
            <text:p>103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CODE([.A343])" office:value-type="float" office:value="48">
            <text:p>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344])"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345])" office:value-type="float" office:value="57">
            <text:p>57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204">
            <text:p>204</text:p>
          </table:table-cell>
          <table:table-cell office:value-type="float" office:value="12">
            <text:p>12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CODE([.A346])" office:value-type="float" office:value="195">
            <text:p>19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4">
            <text:p>254</text:p>
          </table:table-cell>
          <table:table-cell office:value-type="float" office:value="72">
            <text:p>72</text:p>
          </table:table-cell>
          <table:table-cell office:value-type="float" office:value="171">
            <text:p>17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5">
            <text:p>145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DE([.A347])" office:value-type="float" office:value="121">
            <text:p>12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348])" office:value-type="float" office:value="98">
            <text:p>9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CODE([.A349])" office:value-type="float" office:value="98">
            <text:p>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350])" office:value-type="float" office:value="54">
            <text:p>54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34">
            <text:p>234</text:p>
          </table:table-cell>
          <table:table-cell office:value-type="float" office:value="20">
            <text:p>20</text:p>
          </table:table-cell>
          <table:table-cell office:value-type="float" office:value="173">
            <text:p>17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DE([.A351])" office:value-type="float" office:value="64">
            <text:p>64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CODE([.A352])" office:value-type="float" office:value="195">
            <text:p>19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173">
            <text:p>17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353])" office:value-type="float" office:value="100">
            <text:p>10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CODE([.A354])" office:value-type="float" office:value="105">
            <text:p>1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355])" office:value-type="float" office:value="56">
            <text:p>56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356])" office:value-type="float" office:value="115">
            <text:p>1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CODE([.A357])" office:value-type="float" office:value="56">
            <text:p>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CODE([.A358])"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176">
            <text:p>17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CODE([.A359])"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CODE([.A360])" office:value-type="float" office:value="55">
            <text:p>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176">
            <text:p>17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CODE([.A361])" office:value-type="float" office:value="57">
            <text:p>5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51">
            <text:p>251</text:p>
          </table:table-cell>
          <table:table-cell office:value-type="float" office:value="77">
            <text:p>77</text:p>
          </table:table-cell>
          <table:table-cell office:value-type="float" office:value="176">
            <text:p>17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CODE([.A362])" office:value-type="float" office:value="112">
            <text:p>112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363])" office:value-type="float" office:value="195">
            <text:p>19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CODE([.A364])" office:value-type="float" office:value="121">
            <text:p>121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1">
            <text:p>251</text:p>
          </table:table-cell>
          <table:table-cell office:value-type="float" office:value="79">
            <text:p>79</text:p>
          </table:table-cell>
          <table:table-cell office:value-type="float" office:value="176">
            <text:p>1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365])" office:value-type="float" office:value="121">
            <text:p>121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191">
            <text:p>191</text:p>
          </table:table-cell>
          <table:table-cell office:value-type="float" office:value="35">
            <text:p>35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366])" office:value-type="float" office:value="195">
            <text:p>195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51">
            <text:p>251</text:p>
          </table:table-cell>
          <table:table-cell office:value-type="float" office:value="77">
            <text:p>77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367])" office:value-type="float" office:value="113">
            <text:p>1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55">
            <text:p>55</text:p>
          </table:table-cell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130">
            <text:p>13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CODE([.A368])" office:value-type="float" office:value="52">
            <text:p>52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194">
            <text:p>194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 office:value-type="float" office:value="109">
            <text:p>109</text:p>
          </table:table-cell>
          <table:table-cell table:number-columns-repeated="2"/>
          <table:table-cell table:formula="of:=CODE([.A369])" office:value-type="float" office:value="37">
            <text:p>3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CODE([.A370])" office:value-type="float" office:value="100">
            <text:p>10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4">
            <text:p>254</text:p>
          </table:table-cell>
          <table:table-cell office:value-type="float" office:value="75">
            <text:p>75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CODE([.A371])" office:value-type="float" office:value="121">
            <text:p>1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CODE([.A372])"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45">
            <text:p>145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373])" office:value-type="float" office:value="52">
            <text:p>52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179">
            <text:p>17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DE([.A374])" office:value-type="float" office:value="108">
            <text:p>108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DE([.A375])" office:value-type="float" office:value="60">
            <text:p>60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39">
            <text:p>39</text:p>
          </table:table-cell>
          <table:table-cell table:number-columns-repeated="2"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376])" office:value-type="float" office:value="104">
            <text:p>10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377])" office:value-type="float" office:value="107">
            <text:p>10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4">
            <text:p>194</text:p>
          </table:table-cell>
          <table:table-cell office:value-type="float" office:value="51">
            <text:p>51</text:p>
          </table:table-cell>
          <table:table-cell office:value-type="float" office:value="180">
            <text:p>18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378])" office:value-type="float" office:value="114">
            <text:p>114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CODE([.A379])" office:value-type="float" office:value="114">
            <text:p>114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CODE([.A380])" office:value-type="float" office:value="115">
            <text:p>115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CODE([.A381])" office:value-type="float" office:value="195">
            <text:p>195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95">
            <text:p>195</text:p>
          </table:table-cell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CODE([.A382])" office:value-type="float" office:value="38">
            <text:p>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82">
            <text:p>18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56">
            <text:p>56</text:p>
          </table:table-cell>
          <table:table-cell office:value-type="float" office:value="123">
            <text:p>123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DE([.A383])" office:value-type="float" office:value="52">
            <text:p>52</text:p>
          </table:table-cell>
        </table:table-row>
        <table:table-row table:style-name="ro2">
          <table:table-cell office:value-type="string">
            <text:p>é</text:p>
          </table:table-cell>
          <table:table-cell office:value-type="float" office:value="195">
            <text:p>195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384])" office:value-type="float" office:value="195">
            <text:p>195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95">
            <text:p>195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385])" office:value-type="float" office:value="195">
            <text:p>195</text:p>
          </table:table-cell>
        </table:table-row>
        <table:table-row table:style-name="ro2">
          <table:table-cell office:value-type="string">
            <text:p>ê</text:p>
          </table:table-cell>
          <table:table-cell office:value-type="float" office:value="195">
            <text:p>195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CODE([.A386])" office:value-type="float" office:value="195">
            <text:p>195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5">
            <text:p>195</text:p>
          </table:table-cell>
          <table:table-cell office:value-type="float" office:value="77">
            <text:p>77</text:p>
          </table:table-cell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CODE([.A387])" office:value-type="float" office:value="114">
            <text:p>114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3">
            <text:p>253</text:p>
          </table:table-cell>
          <table:table-cell office:value-type="float" office:value="61">
            <text:p>61</text:p>
          </table:table-cell>
          <table:table-cell office:value-type="float" office:value="183">
            <text:p>18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388])" office:value-type="float" office:value="121">
            <text:p>121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202">
            <text:p>202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4">
            <text:p>164</text:p>
          </table:table-cell>
          <table:table-cell table:number-columns-repeated="4" office:value-type="float" office:value="105">
            <text:p>105</text:p>
          </table:table-cell>
          <table:table-cell table:number-columns-repeated="2" office:value-type="float" office:value="86">
            <text:p>86</text:p>
          </table:table-cell>
          <table:table-cell table:number-columns-repeated="2"/>
          <table:table-cell table:formula="of:=CODE([.A389])" office:value-type="float" office:value="35">
            <text:p>35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office:value-type="float" office:value="184">
            <text:p>18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390])" office:value-type="float" office:value="107">
            <text:p>107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01">
            <text:p>201</text:p>
          </table:table-cell>
          <table:table-cell office:value-type="float" office:value="71">
            <text:p>71</text:p>
          </table:table-cell>
          <table:table-cell office:value-type="float" office:value="184">
            <text:p>18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05">
            <text:p>105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CODE([.A391])" office:value-type="float" office:value="115">
            <text:p>115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195">
            <text:p>195</text:p>
          </table:table-cell>
          <table:table-cell office:value-type="float" office:value="28">
            <text:p>28</text:p>
          </table:table-cell>
          <table:table-cell office:value-type="float" office:value="185">
            <text:p>18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392])" office:value-type="float" office:value="195">
            <text:p>195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54">
            <text:p>254</text:p>
          </table:table-cell>
          <table:table-cell office:value-type="float" office:value="68">
            <text:p>68</text:p>
          </table:table-cell>
          <table:table-cell office:value-type="float" office:value="185">
            <text:p>18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CODE([.A393])" office:value-type="float" office:value="113">
            <text:p>1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54">
            <text:p>154</text:p>
          </table:table-cell>
          <table:table-cell office:value-type="float" office:value="186">
            <text:p>18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74">
            <text:p>174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CODE([.A394])" office:value-type="float" office:value="48">
            <text:p>4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186">
            <text:p>18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CODE([.A395])" office:value-type="float" office:value="99">
            <text:p>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DE([.A396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DE([.A397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DE([.A398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DE([.A399])" office:value-type="float" office:value="48">
            <text:p>4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400])" office:value-type="float" office:value="98">
            <text:p>9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401])" office:value-type="float" office:value="100">
            <text:p>10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187">
            <text:p>18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CODE([.A402])" office:value-type="float" office:value="102">
            <text:p>102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DE([.A403])" office:value-type="float" office:value="62">
            <text:p>62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54">
            <text:p>254</text:p>
          </table:table-cell>
          <table:table-cell office:value-type="float" office:value="71">
            <text:p>71</text:p>
          </table:table-cell>
          <table:table-cell office:value-type="float" office:value="188">
            <text:p>18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404])" office:value-type="float" office:value="112">
            <text:p>1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405])" office:value-type="float" office:value="55">
            <text:p>55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196">
            <text:p>196</text:p>
          </table:table-cell>
          <table:table-cell office:value-type="float" office:value="25">
            <text:p>25</text:p>
          </table:table-cell>
          <table:table-cell office:value-type="float" office:value="189">
            <text:p>18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float" office:value="87">
            <text:p>87</text:p>
          </table:table-cell>
          <table:table-cell table:number-columns-repeated="2"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CODE([.A406])" office:value-type="float" office:value="35">
            <text:p>3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189">
            <text:p>18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119">
            <text:p>119</text:p>
          </table:table-cell>
          <table:table-cell office:value-type="float" office:value="70">
            <text:p>7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407])" office:value-type="float" office:value="99">
            <text:p>99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CODE([.A408])" office:value-type="float" office:value="104">
            <text:p>104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4">
            <text:p>194</text:p>
          </table:table-cell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409])" office:value-type="float" office:value="115">
            <text:p>115</text:p>
          </table:table-cell>
        </table:table-row>
        <table:table-row table:style-name="ro2">
          <table:table-cell office:value-type="string">
            <text:p>ë</text:p>
          </table:table-cell>
          <table:table-cell office:value-type="float" office:value="195">
            <text:p>195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410])" office:value-type="float" office:value="195">
            <text:p>195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143">
            <text:p>143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411])" office:value-type="float" office:value="115">
            <text:p>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float" office:value="224">
            <text:p>224</text:p>
          </table:table-cell>
          <table:table-cell office:value-type="float" office:value="136">
            <text:p>136</text:p>
          </table:table-cell>
          <table:table-cell office:value-type="float" office:value="65">
            <text:p>65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CODE([.A412])" office:value-type="float" office:value="48">
            <text:p>48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51">
            <text:p>251</text:p>
          </table:table-cell>
          <table:table-cell office:value-type="float" office:value="57">
            <text:p>57</text:p>
          </table:table-cell>
          <table:table-cell office:value-type="float" office:value="191">
            <text:p>19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CODE([.A413])" office:value-type="float" office:value="103">
            <text:p>1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3">
            <text:p>153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CODE([.A414])"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7">
            <text:p>137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415])" office:value-type="float" office:value="52">
            <text:p>52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CODE([.A416])" office:value-type="float" office:value="38">
            <text:p>3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CODE([.A417])" office:value-type="float" office:value="121">
            <text:p>121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140">
            <text:p>140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CODE([.A418])" office:value-type="float" office:value="38">
            <text:p>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9">
            <text:p>209</text:p>
          </table:table-cell>
          <table:table-cell office:value-type="float" office:value="69">
            <text:p>69</text:p>
          </table:table-cell>
          <table:table-cell office:value-type="float" office:value="193">
            <text:p>19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419])" office:value-type="float" office:value="97">
            <text:p>97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4">
            <text:p>194</text:p>
          </table:table-cell>
          <table:table-cell office:value-type="float" office:value="51">
            <text:p>51</text:p>
          </table:table-cell>
          <table:table-cell office:value-type="float" office:value="193">
            <text:p>19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CODE([.A420])" office:value-type="float" office:value="110">
            <text:p>110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149">
            <text:p>149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87">
            <text:p>87</text:p>
          </table:table-cell>
          <table:table-cell table:number-columns-repeated="2"/>
          <table:table-cell table:formula="of:=CODE([.A421])" office:value-type="float" office:value="115">
            <text:p>115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97">
            <text:p>197</text:p>
          </table:table-cell>
          <table:table-cell office:value-type="float" office:value="53">
            <text:p>53</text:p>
          </table:table-cell>
          <table:table-cell office:value-type="float" office:value="193">
            <text:p>19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422])" office:value-type="float" office:value="117">
            <text:p>117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  <table:table-cell office:value-type="float" office:value="193">
            <text:p>19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CODE([.A423])" office:value-type="float" office:value="117">
            <text:p>117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CODE([.A424])" office:value-type="float" office:value="195">
            <text:p>195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193">
            <text:p>19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CODE([.A425])" office:value-type="float" office:value="122">
            <text:p>1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3">
            <text:p>133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426])" office:value-type="float" office:value="52">
            <text:p>52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235">
            <text:p>235</text:p>
          </table:table-cell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CODE([.A427])" office:value-type="float" office:value="195">
            <text:p>195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194">
            <text:p>19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428])" office:value-type="float" office:value="112">
            <text:p>11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47">
            <text:p>247</text:p>
          </table:table-cell>
          <table:table-cell office:value-type="float" office:value="56">
            <text:p>56</text:p>
          </table:table-cell>
          <table:table-cell office:value-type="float" office:value="194">
            <text:p>19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429])" office:value-type="float" office:value="113">
            <text:p>113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430])" office:value-type="float" office:value="107">
            <text:p>10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195">
            <text:p>19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CODE([.A431])" office:value-type="float" office:value="114">
            <text:p>11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39">
            <text:p>39</text:p>
          </table:table-cell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CODE([.A432])" office:value-type="float" office:value="110">
            <text:p>110</text:p>
          </table:table-cell>
        </table:table-row>
        <table:table-row table:style-name="ro2">
          <table:table-cell office:value-type="string">
            <text:p>ù</text:p>
          </table:table-cell>
          <table:table-cell office:value-type="float" office:value="195">
            <text:p>19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433])" office:value-type="float" office:value="195">
            <text:p>195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434])" office:value-type="float" office:value="104">
            <text:p>104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CODE([.A435])" office:value-type="float" office:value="122">
            <text:p>12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CODE([.A436])" office:value-type="float" office:value="99">
            <text:p>9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DE([.A437])"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CODE([.A438])" office:value-type="float" office:value="97">
            <text:p>97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203">
            <text:p>20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439])" office:value-type="float" office:value="110">
            <text:p>11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09">
            <text:p>209</text:p>
          </table:table-cell>
          <table:table-cell office:value-type="float" office:value="72">
            <text:p>72</text:p>
          </table:table-cell>
          <table:table-cell office:value-type="float" office:value="203">
            <text:p>20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CODE([.A440])" office:value-type="float" office:value="117">
            <text:p>117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01">
            <text:p>201</text:p>
          </table:table-cell>
          <table:table-cell office:value-type="float" office:value="65">
            <text:p>65</text:p>
          </table:table-cell>
          <table:table-cell office:value-type="float" office:value="204">
            <text:p>20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CODE([.A441])" office:value-type="float" office:value="117">
            <text:p>117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442])" office:value-type="float" office:value="107">
            <text:p>107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205">
            <text:p>20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47">
            <text:p>14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443])" office:value-type="float" office:value="115">
            <text:p>11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95">
            <text:p>195</text:p>
          </table:table-cell>
          <table:table-cell office:value-type="float" office:value="47">
            <text:p>47</text:p>
          </table:table-cell>
          <table:table-cell office:value-type="float" office:value="205">
            <text:p>20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444])" office:value-type="float" office:value="116">
            <text:p>116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8">
            <text:p>198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2">
            <text:p>13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DE([.A445])" office:value-type="float" office:value="110">
            <text:p>110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03">
            <text:p>203</text:p>
          </table:table-cell>
          <table:table-cell office:value-type="float" office:value="11">
            <text:p>11</text:p>
          </table:table-cell>
          <table:table-cell office:value-type="float" office:value="207">
            <text:p>207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CODE([.A446])" office:value-type="float" office:value="38">
            <text:p>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208">
            <text:p>20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CODE([.A447])" office:value-type="float" office:value="97">
            <text:p>97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208">
            <text:p>20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DE([.A448])" office:value-type="float" office:value="111">
            <text:p>11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208">
            <text:p>20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CODE([.A449])" office:value-type="float" office:value="122">
            <text:p>122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8">
            <text:p>198</text:p>
          </table:table-cell>
          <table:table-cell office:value-type="float" office:value="74">
            <text:p>74</text:p>
          </table:table-cell>
          <table:table-cell office:value-type="float" office:value="208">
            <text:p>20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78">
            <text:p>78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450])" office:value-type="float" office:value="122">
            <text:p>12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CODE([.A451])" office:value-type="float" office:value="99">
            <text:p>99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238">
            <text:p>238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452])" office:value-type="float" office:value="103">
            <text:p>103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  <table:table-cell office:value-type="float" office:value="210">
            <text:p>21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161">
            <text:p>161</text:p>
          </table:table-cell>
          <table:table-cell office:value-type="float" office:value="148">
            <text:p>148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CODE([.A453])" office:value-type="float" office:value="122">
            <text:p>122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206">
            <text:p>206</text:p>
          </table:table-cell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3">
            <text:p>173</text:p>
          </table:table-cell>
          <table:table-cell table:number-columns-repeated="4" office:value-type="float" office:value="113">
            <text:p>113</text:p>
          </table:table-cell>
          <table:table-cell table:number-columns-repeated="2" office:value-type="float" office:value="84">
            <text:p>84</text:p>
          </table:table-cell>
          <table:table-cell table:number-columns-repeated="2"/>
          <table:table-cell table:formula="of:=CODE([.A454])" office:value-type="float" office:value="35">
            <text:p>35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199">
            <text:p>199</text:p>
          </table:table-cell>
          <table:table-cell office:value-type="float" office:value="44">
            <text:p>44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455])" office:value-type="float" office:value="35">
            <text:p>35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194">
            <text:p>194</text:p>
          </table:table-cell>
          <table:table-cell office:value-type="float" office:value="15">
            <text:p>15</text:p>
          </table:table-cell>
          <table:table-cell office:value-type="float" office:value="211">
            <text:p>21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CODE([.A456])" office:value-type="float" office:value="37">
            <text:p>3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211">
            <text:p>21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CODE([.A457])" office:value-type="float" office:value="99">
            <text:p>99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  <table:table-cell office:value-type="float" office:value="211">
            <text:p>21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CODE([.A458])" office:value-type="float" office:value="110">
            <text:p>11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05">
            <text:p>205</text:p>
          </table:table-cell>
          <table:table-cell office:value-type="float" office:value="61">
            <text:p>61</text:p>
          </table:table-cell>
          <table:table-cell office:value-type="float" office:value="211">
            <text:p>21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CODE([.A459])" office:value-type="float" office:value="117">
            <text:p>117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office:value-type="float" office:value="92">
            <text:p>9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CODE([.A460])" office:value-type="float" office:value="35">
            <text:p>3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212">
            <text:p>21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461])" office:value-type="float" office:value="111">
            <text:p>11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212">
            <text:p>2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80">
            <text:p>80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CODE([.A462])" office:value-type="float" office:value="114">
            <text:p>114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CODE([.A463])" office:value-type="float" office:value="118">
            <text:p>11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38">
            <text:p>238</text:p>
          </table:table-cell>
          <table:table-cell office:value-type="float" office:value="84">
            <text:p>84</text:p>
          </table:table-cell>
          <table:table-cell office:value-type="float" office:value="214">
            <text:p>2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464])" office:value-type="float" office:value="121">
            <text:p>12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CODE([.A465])" office:value-type="float" office:value="99">
            <text:p>9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09">
            <text:p>209</text:p>
          </table:table-cell>
          <table:table-cell office:value-type="float" office:value="69">
            <text:p>69</text:p>
          </table:table-cell>
          <table:table-cell office:value-type="float" office:value="215">
            <text:p>2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33">
            <text:p>133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CODE([.A466])" office:value-type="float" office:value="101">
            <text:p>101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4">
            <text:p>194</text:p>
          </table:table-cell>
          <table:table-cell office:value-type="float" office:value="155">
            <text:p>155</text:p>
          </table:table-cell>
          <table:table-cell office:value-type="float" office:value="216">
            <text:p>21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CODE([.A467])" office:value-type="float" office:value="46">
            <text:p>46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08">
            <text:p>208</text:p>
          </table:table-cell>
          <table:table-cell office:value-type="float" office:value="23">
            <text:p>23</text:p>
          </table:table-cell>
          <table:table-cell office:value-type="float" office:value="216">
            <text:p>21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float" office:value="124">
            <text:p>124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468])" office:value-type="float" office:value="38">
            <text:p>3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216">
            <text:p>21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469])" office:value-type="float" office:value="98">
            <text:p>9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216">
            <text:p>21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19">
            <text:p>11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470])" office:value-type="float" office:value="101">
            <text:p>10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38">
            <text:p>238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CODE([.A471])" office:value-type="float" office:value="112">
            <text:p>11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DE([.A472])" office:value-type="float" office:value="99">
            <text:p>9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217">
            <text:p>21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DE([.A473])" office:value-type="float" office:value="101">
            <text:p>101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31">
            <text:p>131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474])" office:value-type="float" office:value="101">
            <text:p>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  <table:table-cell office:value-type="float" office:value="218">
            <text:p>21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DE([.A475])" office:value-type="float" office:value="50">
            <text:p>5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218">
            <text:p>2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DE([.A476])" office:value-type="float" office:value="100">
            <text:p>10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38">
            <text:p>238</text:p>
          </table:table-cell>
          <table:table-cell office:value-type="float" office:value="80">
            <text:p>80</text:p>
          </table:table-cell>
          <table:table-cell office:value-type="float" office:value="218">
            <text:p>21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477])" office:value-type="float" office:value="113">
            <text:p>113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96">
            <text:p>196</text:p>
          </table:table-cell>
          <table:table-cell office:value-type="float" office:value="60">
            <text:p>60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78])" office:value-type="float" office:value="62">
            <text:p>62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2"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CODE([.A479])" office:value-type="float" office:value="104">
            <text:p>104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CODE([.A480])" office:value-type="float" office:value="46">
            <text:p>4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CODE([.A481])" office:value-type="float" office:value="97">
            <text:p>97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table:number-columns-repeated="2" office:value-type="float" office:value="70">
            <text:p>70</text:p>
          </table:table-cell>
          <table:table-cell table:number-columns-repeated="2"/>
          <table:table-cell table:formula="of:=CODE([.A482])" office:value-type="float" office:value="35">
            <text:p>35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96">
            <text:p>196</text:p>
          </table:table-cell>
          <table:table-cell office:value-type="float" office:value="60">
            <text:p>60</text:p>
          </table:table-cell>
          <table:table-cell office:value-type="float" office:value="221">
            <text:p>22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83])" office:value-type="float" office:value="60">
            <text:p>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221">
            <text:p>22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CODE([.A484])" office:value-type="float" office:value="97">
            <text:p>97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63">
            <text:p>63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485])" office:value-type="float" office:value="101">
            <text:p>10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  <table:table-cell office:value-type="float" office:value="223">
            <text:p>22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CODE([.A486])" office:value-type="float" office:value="122">
            <text:p>122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5">
            <text:p>195</text:p>
          </table:table-cell>
          <table:table-cell office:value-type="float" office:value="79">
            <text:p>79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487])" office:value-type="float" office:value="122">
            <text:p>122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DE([.A488])" office:value-type="float" office:value="38">
            <text:p>38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226">
            <text:p>22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CODE([.A489])" office:value-type="float" office:value="42">
            <text:p>4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  <table:table-cell office:value-type="float" office:value="226">
            <text:p>22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90])" office:value-type="float" office:value="111">
            <text:p>1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227">
            <text:p>22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491])" office:value-type="float" office:value="97">
            <text:p>97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227">
            <text:p>22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CODE([.A492])" office:value-type="float" office:value="101">
            <text:p>101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CODE([.A493])" office:value-type="float" office:value="115">
            <text:p>115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CODE([.A494])" office:value-type="float" office:value="122">
            <text:p>1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19">
            <text:p>119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495])" office:value-type="float" office:value="97">
            <text:p>97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230">
            <text:p>23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DE([.A496])" office:value-type="float" office:value="111">
            <text:p>111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231">
            <text:p>23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CODE([.A497])" office:value-type="float" office:value="101">
            <text:p>101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231">
            <text:p>23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498])" office:value-type="float" office:value="111">
            <text:p>11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91">
            <text:p>191</text:p>
          </table:table-cell>
          <table:table-cell office:value-type="float" office:value="84">
            <text:p>84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CODE([.A499])" office:value-type="float" office:value="122">
            <text:p>12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51">
            <text:p>51</text:p>
          </table:table-cell>
          <table:table-cell office:value-type="float" office:value="232">
            <text:p>23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CODE([.A500])" office:value-type="float" office:value="109">
            <text:p>109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232">
            <text:p>23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CODE([.A501])" office:value-type="float" office:value="118">
            <text:p>11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235">
            <text:p>23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55">
            <text:p>155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CODE([.A502])" office:value-type="float" office:value="101">
            <text:p>101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03])" office:value-type="float" office:value="111">
            <text:p>111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  <table:table-cell office:value-type="float" office:value="236">
            <text:p>23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126">
            <text:p>126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504])" office:value-type="float" office:value="38">
            <text:p>38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236">
            <text:p>23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CODE([.A505])" office:value-type="float" office:value="118">
            <text:p>118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236">
            <text:p>2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CODE([.A506])" office:value-type="float" office:value="120">
            <text:p>12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07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08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09])"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37">
            <text:p>2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10])" office:value-type="float" office:value="48">
            <text:p>48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02">
            <text:p>202</text:p>
          </table:table-cell>
          <table:table-cell office:value-type="float" office:value="71">
            <text:p>71</text:p>
          </table:table-cell>
          <table:table-cell office:value-type="float" office:value="237">
            <text:p>23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DE([.A511])" office:value-type="float" office:value="111">
            <text:p>111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CODE([.A512])" office:value-type="float" office:value="118">
            <text:p>118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37">
            <text:p>237</text:p>
          </table:table-cell>
          <table:table-cell office:value-type="float" office:value="26">
            <text:p>26</text:p>
          </table:table-cell>
          <table:table-cell office:value-type="float" office:value="239">
            <text:p>23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513])" office:value-type="float" office:value="64">
            <text:p>6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240">
            <text:p>24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CODE([.A514])" office:value-type="float" office:value="111">
            <text:p>111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45">
            <text:p>245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CODE([.A515])" office:value-type="float" office:value="64">
            <text:p>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242">
            <text:p>24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CODE([.A516])" office:value-type="float" office:value="97">
            <text:p>97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242">
            <text:p>24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6">
            <text:p>176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DE([.A517])" office:value-type="float" office:value="120">
            <text:p>120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77">
            <text:p>177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CODE([.A518])" office:value-type="float" office:value="35">
            <text:p>35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80">
            <text:p>180</text:p>
          </table:table-cell>
          <table:table-cell office:value-type="float" office:value="59">
            <text:p>59</text:p>
          </table:table-cell>
          <table:table-cell office:value-type="float" office:value="244">
            <text:p>24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19])" office:value-type="float" office:value="60">
            <text:p>60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2">
            <text:p>192</text:p>
          </table:table-cell>
          <table:table-cell office:value-type="float" office:value="48">
            <text:p>48</text:p>
          </table:table-cell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CODE([.A520])" office:value-type="float" office:value="120">
            <text:p>120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CODE([.A521])" office:value-type="float" office:value="37">
            <text:p>37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80">
            <text:p>180</text:p>
          </table:table-cell>
          <table:table-cell office:value-type="float" office:value="59">
            <text:p>59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522])" office:value-type="float" office:value="62">
            <text:p>62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523])" office:value-type="float" office:value="42">
            <text:p>42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98">
            <text:p>198</text:p>
          </table:table-cell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24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98">
            <text:p>198</text:p>
          </table:table-cell>
          <table:table-cell office:value-type="float" office:value="62">
            <text:p>62</text:p>
          </table:table-cell>
          <table:table-cell office:value-type="float" office:value="248">
            <text:p>2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25])" office:value-type="float" office:value="62">
            <text:p>62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DE([.A526])" office:value-type="float" office:value="120">
            <text:p>120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29">
            <text:p>12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DE([.A527])" office:value-type="float" office:value="64">
            <text:p>64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CODE([.A528])" office:value-type="float" office:value="120">
            <text:p>120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202">
            <text:p>202</text:p>
          </table:table-cell>
          <table:table-cell office:value-type="float" office:value="16">
            <text:p>16</text:p>
          </table:table-cell>
          <table:table-cell office:value-type="float" office:value="251">
            <text:p>25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CODE([.A529])" office:value-type="float" office:value="37">
            <text:p>37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30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31])" office:value-type="float" office:value="62">
            <text:p>62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251">
            <text:p>25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27">
            <text:p>127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CODE([.A532])" office:value-type="float" office:value="118">
            <text:p>118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252">
            <text:p>25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533])" office:value-type="float" office:value="64">
            <text:p>64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39">
            <text:p>239</text:p>
          </table:table-cell>
          <table:table-cell office:value-type="float" office:value="13">
            <text:p>13</text:p>
          </table:table-cell>
          <table:table-cell office:value-type="float" office:value="252">
            <text:p>25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DE([.A534])" office:value-type="float" office:value="64">
            <text:p>64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9">
            <text:p>199</text:p>
          </table:table-cell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CODE([.A535])" office:value-type="float" office:value="118">
            <text:p>118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209">
            <text:p>209</text:p>
          </table:table-cell>
          <table:table-cell office:value-type="float" office:value="174">
            <text:p>174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5">
            <text:p>255</text:p>
          </table:table-cell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CODE([.A536])" office:value-type="float" office:value="46">
            <text:p>46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92">
            <text:p>192</text:p>
          </table:table-cell>
          <table:table-cell office:value-type="float" office:value="47">
            <text:p>47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537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92">
            <text:p>192</text:p>
          </table:table-cell>
          <table:table-cell office:value-type="float" office:value="47">
            <text:p>47</text:p>
          </table:table-cell>
          <table:table-cell office:value-type="float" office:value="257">
            <text:p>25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DE([.A538])" office:value-type="float" office:value="62">
            <text:p>62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DE([.A539])" office:value-type="float" office:value="118">
            <text:p>118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258">
            <text:p>25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CODE([.A540])" office:value-type="float" office:value="64">
            <text:p>64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CODE([.A541])" office:value-type="float" office:value="64">
            <text:p>64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CODE([.A542])" office:value-type="float" office:value="38">
            <text:p>38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5">
            <text:p>195</text:p>
          </table:table-cell>
          <table:table-cell office:value-type="float" office:value="76">
            <text:p>76</text:p>
          </table:table-cell>
          <table:table-cell office:value-type="float" office:value="261">
            <text:p>26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CODE([.A543])" office:value-type="float" office:value="110">
            <text:p>110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200">
            <text:p>200</text:p>
          </table:table-cell>
          <table:table-cell office:value-type="float" office:value="165">
            <text:p>165</text:p>
          </table:table-cell>
          <table:table-cell office:value-type="float" office:value="262">
            <text:p>26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float" office:value="184">
            <text:p>184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DE([.A544])" office:value-type="float" office:value="46">
            <text:p>46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CODE([.A545])" office:value-type="float" office:value="37">
            <text:p>37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199">
            <text:p>199</text:p>
          </table:table-cell>
          <table:table-cell office:value-type="float" office:value="21">
            <text:p>21</text:p>
          </table:table-cell>
          <table:table-cell office:value-type="float" office:value="262">
            <text:p>26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CODE([.A546])" office:value-type="float" office:value="37">
            <text:p>37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9">
            <text:p>129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47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548])" office:value-type="float" office:value="62">
            <text:p>6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DE([.A549])" office:value-type="float" office:value="99">
            <text:p>99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262">
            <text:p>262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CODE([.A550])" office:value-type="float" office:value="197">
            <text:p>197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5">
            <text:p>195</text:p>
          </table:table-cell>
          <table:table-cell office:value-type="float" office:value="79">
            <text:p>79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3">
            <text:p>133</text:p>
          </table:table-cell>
          <table:table-cell office:value-type="float" office:value="103">
            <text:p>10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CODE([.A551])" office:value-type="float" office:value="120">
            <text:p>120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8">
            <text:p>198</text:p>
          </table:table-cell>
          <table:table-cell office:value-type="float" office:value="164">
            <text:p>164</text:p>
          </table:table-cell>
          <table:table-cell office:value-type="float" office:value="263">
            <text:p>26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CODE([.A552])" office:value-type="float" office:value="46">
            <text:p>46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8">
            <text:p>198</text:p>
          </table:table-cell>
          <table:table-cell office:value-type="float" office:value="74">
            <text:p>74</text:p>
          </table:table-cell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553])" office:value-type="float" office:value="120">
            <text:p>120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8">
            <text:p>198</text:p>
          </table:table-cell>
          <table:table-cell office:value-type="float" office:value="169">
            <text:p>169</text:p>
          </table:table-cell>
          <table:table-cell office:value-type="float" office:value="264">
            <text:p>26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CODE([.A554])" office:value-type="float" office:value="46">
            <text:p>46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98">
            <text:p>198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CODE([.A555])" office:value-type="float" office:value="38">
            <text:p>38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264">
            <text:p>26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4"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56])" office:value-type="float" office:value="111">
            <text:p>111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98">
            <text:p>198</text:p>
          </table:table-cell>
          <table:table-cell office:value-type="float" office:value="80">
            <text:p>80</text:p>
          </table:table-cell>
          <table:table-cell office:value-type="float" office:value="264">
            <text:p>26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CODE([.A557])" office:value-type="float" office:value="117">
            <text:p>117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table:number-columns-repeated="2"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CODE([.A558])" office:value-type="float" office:value="101">
            <text:p>101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  <table:table-cell office:value-type="float" office:value="266">
            <text:p>26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CODE([.A559])" office:value-type="float" office:value="120">
            <text:p>120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71">
            <text:p>171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CODE([.A560])" office:value-type="float" office:value="42">
            <text:p>42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210">
            <text:p>210</text:p>
          </table:table-cell>
          <table:table-cell office:value-type="float" office:value="24">
            <text:p>24</text:p>
          </table:table-cell>
          <table:table-cell office:value-type="float" office:value="269">
            <text:p>26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56">
            <text:p>5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04">
            <text:p>104</text:p>
          </table:table-cell>
          <table:table-cell table:number-columns-repeated="2"/>
          <table:table-cell table:formula="of:=CODE([.A561])" office:value-type="float" office:value="37">
            <text:p>37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127">
            <text:p>127</text:p>
          </table:table-cell>
          <table:table-cell office:value-type="float" office:value="28">
            <text:p>28</text:p>
          </table:table-cell>
          <table:table-cell office:value-type="float" office:value="270">
            <text:p>2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71">
            <text:p>171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CODE([.A562])" office:value-type="float" office:value="42">
            <text:p>42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9">
            <text:p>199</text:p>
          </table:table-cell>
          <table:table-cell office:value-type="float" office:value="168">
            <text:p>168</text:p>
          </table:table-cell>
          <table:table-cell office:value-type="float" office:value="271">
            <text:p>27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63])" office:value-type="float" office:value="46">
            <text:p>46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64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65])"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CODE([.A566])" office:value-type="float" office:value="97">
            <text:p>97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127">
            <text:p>127</text:p>
          </table:table-cell>
          <table:table-cell office:value-type="float" office:value="36">
            <text:p>36</text:p>
          </table:table-cell>
          <table:table-cell office:value-type="float" office:value="272">
            <text:p>27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CODE([.A567])" office:value-type="float" office:value="42">
            <text:p>42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01">
            <text:p>201</text:p>
          </table:table-cell>
          <table:table-cell office:value-type="float" office:value="72">
            <text:p>72</text:p>
          </table:table-cell>
          <table:table-cell office:value-type="float" office:value="273">
            <text:p>27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table:number-columns-repeated="3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CODE([.A568])" office:value-type="float" office:value="117">
            <text:p>117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  <table:table-cell office:value-type="float" office:value="274">
            <text:p>2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CODE([.A569])" office:value-type="float" office:value="118">
            <text:p>118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DE([.A570])" office:value-type="float" office:value="46">
            <text:p>46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1">
            <text:p>191</text:p>
          </table:table-cell>
          <table:table-cell office:value-type="float" office:value="82">
            <text:p>82</text:p>
          </table:table-cell>
          <table:table-cell office:value-type="float" office:value="276">
            <text:p>27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CODE([.A571])" office:value-type="float" office:value="114">
            <text:p>11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279">
            <text:p>27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CODE([.A572])" office:value-type="float" office:value="110">
            <text:p>11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279">
            <text:p>27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CODE([.A573])" office:value-type="float" office:value="117">
            <text:p>117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279">
            <text:p>27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CODE([.A574])" office:value-type="float" office:value="119">
            <text:p>119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52">
            <text:p>152</text:p>
          </table:table-cell>
          <table:table-cell office:value-type="float" office:value="62">
            <text:p>62</text:p>
          </table:table-cell>
          <table:table-cell office:value-type="float" office:value="281">
            <text:p>28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DE([.A575])" office:value-type="float" office:value="61">
            <text:p>61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281">
            <text:p>28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CODE([.A576])" office:value-type="float" office:value="110">
            <text:p>110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60">
            <text:p>160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CODE([.A577])" office:value-type="float" office:value="35">
            <text:p>35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7">
            <text:p>87</text:p>
          </table:table-cell>
          <table:table-cell table:number-columns-repeated="2"/>
          <table:table-cell table:formula="of:=CODE([.A578])" office:value-type="float" office:value="37">
            <text:p>3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float" office:value="290">
            <text:p>29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CODE([.A579])" office:value-type="float" office:value="109">
            <text:p>10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  <table:table-cell office:value-type="float" office:value="291">
            <text:p>29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71">
            <text:p>71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CODE([.A580])" office:value-type="float" office:value="119">
            <text:p>119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1">
            <text:p>191</text:p>
          </table:table-cell>
          <table:table-cell office:value-type="float" office:value="81">
            <text:p>81</text:p>
          </table:table-cell>
          <table:table-cell office:value-type="float" office:value="292">
            <text:p>29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CODE([.A581])" office:value-type="float" office:value="110">
            <text:p>11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95">
            <text:p>195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CODE([.A582])" office:value-type="float" office:value="117">
            <text:p>117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183">
            <text:p>183</text:p>
          </table:table-cell>
          <table:table-cell office:value-type="float" office:value="44">
            <text:p>44</text:p>
          </table:table-cell>
          <table:table-cell office:value-type="float" office:value="297">
            <text:p>29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83])" office:value-type="float" office:value="60">
            <text:p>60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183">
            <text:p>183</text:p>
          </table:table-cell>
          <table:table-cell office:value-type="float" office:value="44">
            <text:p>44</text:p>
          </table:table-cell>
          <table:table-cell office:value-type="float" office:value="297">
            <text:p>29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11">
            <text:p>111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DE([.A584])" office:value-type="float" office:value="62">
            <text:p>62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95">
            <text:p>195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55">
            <text:p>255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CODE([.A585])" office:value-type="float" office:value="46">
            <text:p>46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191">
            <text:p>191</text:p>
          </table:table-cell>
          <table:table-cell office:value-type="float" office:value="84">
            <text:p>84</text:p>
          </table:table-cell>
          <table:table-cell office:value-type="float" office:value="307">
            <text:p>3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CODE([.A586])" office:value-type="float" office:value="120">
            <text:p>120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9">
            <text:p>109</text:p>
          </table:table-cell>
          <table:table-cell table:number-columns-repeated="2"/>
          <table:table-cell table:formula="of:=CODE([.A587])" office:value-type="float" office:value="37">
            <text:p>37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195">
            <text:p>195</text:p>
          </table:table-cell>
          <table:table-cell office:value-type="float" office:value="81">
            <text:p>81</text:p>
          </table:table-cell>
          <table:table-cell office:value-type="float" office:value="329">
            <text:p>32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CODE([.A588])" office:value-type="float" office:value="197">
            <text:p>197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91">
            <text:p>191</text:p>
          </table:table-cell>
          <table:table-cell office:value-type="float" office:value="84">
            <text:p>84</text:p>
          </table:table-cell>
          <table:table-cell office:value-type="float" office:value="334">
            <text:p>3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CODE([.A589])" office:value-type="float" office:value="118">
            <text:p>118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1">
            <text:p>191</text:p>
          </table:table-cell>
          <table:table-cell office:value-type="float" office:value="84">
            <text:p>84</text:p>
          </table:table-cell>
          <table:table-cell office:value-type="float" office:value="334">
            <text:p>3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CODE([.A590])" office:value-type="float" office:value="119">
            <text:p>11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339">
            <text:p>33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68">
            <text:p>68</text:p>
          </table:table-cell>
          <table:table-cell office:value-type="float" office:value="143">
            <text:p>14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CODE([.A591])" office:value-type="float" office:value="109">
            <text:p>10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62">
            <text:p>62</text:p>
          </table:table-cell>
          <table:table-cell office:value-type="float" office:value="341">
            <text:p>34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65">
            <text:p>65</text:p>
          </table:table-cell>
          <table:table-cell office:value-type="float" office:value="139">
            <text:p>139</text:p>
          </table:table-cell>
          <table:table-cell office:value-type="float" office:value="124">
            <text:p>124</text:p>
          </table:table-cell>
          <table:table-cell table:number-columns-repeated="2" office:value-type="float" office:value="95">
            <text:p>9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DE([.A592])" office:value-type="float" office:value="109">
            <text:p>10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201">
            <text:p>201</text:p>
          </table:table-cell>
          <table:table-cell office:value-type="float" office:value="61">
            <text:p>61</text:p>
          </table:table-cell>
          <table:table-cell office:value-type="float" office:value="344">
            <text:p>34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3"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CODE([.A593])" office:value-type="float" office:value="119">
            <text:p>11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81">
            <text:p>81</text:p>
          </table:table-cell>
          <table:table-cell office:value-type="float" office:value="350">
            <text:p>3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CODE([.A594])" office:value-type="float" office:value="109">
            <text:p>10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  <table:table-cell office:value-type="float" office:value="351">
            <text:p>35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CODE([.A595])" office:value-type="float" office:value="119">
            <text:p>119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198">
            <text:p>198</text:p>
          </table:table-cell>
          <table:table-cell office:value-type="float" office:value="77">
            <text:p>77</text:p>
          </table:table-cell>
          <table:table-cell office:value-type="float" office:value="358">
            <text:p>35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CODE([.A596])" office:value-type="float" office:value="197">
            <text:p>197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363">
            <text:p>36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CODE([.A597])" office:value-type="float" office:value="119">
            <text:p>11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  <table:table-cell office:value-type="float" office:value="365">
            <text:p>36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CODE([.A598])" office:value-type="float" office:value="109">
            <text:p>10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9">
            <text:p>199</text:p>
          </table:table-cell>
          <table:table-cell office:value-type="float" office:value="80">
            <text:p>80</text:p>
          </table:table-cell>
          <table:table-cell office:value-type="float" office:value="371">
            <text:p>37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CODE([.A599])" office:value-type="float" office:value="119">
            <text:p>119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202">
            <text:p>202</text:p>
          </table:table-cell>
          <table:table-cell office:value-type="float" office:value="71">
            <text:p>71</text:p>
          </table:table-cell>
          <table:table-cell office:value-type="float" office:value="383">
            <text:p>38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CODE([.A600])" office:value-type="float" office:value="197">
            <text:p>197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office:value-type="float" office:value="384">
            <text:p>38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CODE([.A601])" office:value-type="float" office:value="119">
            <text:p>119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392">
            <text:p>39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CODE([.A602])" office:value-type="float" office:value="197">
            <text:p>197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  <table:table-cell office:value-type="float" office:value="393">
            <text:p>39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CODE([.A603])" office:value-type="float" office:value="197">
            <text:p>197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194">
            <text:p>194</text:p>
          </table:table-cell>
          <table:table-cell office:value-type="float" office:value="56">
            <text:p>56</text:p>
          </table:table-cell>
          <table:table-cell office:value-type="float" office:value="399">
            <text:p>399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CODE([.A604])" office:value-type="float" office:value="197">
            <text:p>197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67">
            <text:p>167</text:p>
          </table:table-cell>
          <table:table-cell office:value-type="float" office:value="92">
            <text:p>92</text:p>
          </table:table-cell>
          <table:table-cell office:value-type="float" office:value="405">
            <text:p>40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05])" office:value-type="float" office:value="61">
            <text:p>61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46">
            <text:p>146</text:p>
          </table:table-cell>
          <table:table-cell office:value-type="float" office:value="69">
            <text:p>69</text:p>
          </table:table-cell>
          <table:table-cell office:value-type="float" office:value="407">
            <text:p>40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06])" office:value-type="float" office:value="61">
            <text:p>61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  <table:table-cell office:value-type="float" office:value="407">
            <text:p>40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CODE([.A607])" office:value-type="float" office:value="119">
            <text:p>119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411">
            <text:p>41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141">
            <text:p>141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DE([.A608])" office:value-type="float" office:value="197">
            <text:p>197</text:p>
          </table:table-cell>
        </table:table-row>
        <table:table-row table:style-name="ro2">
          <table:table-cell office:value-type="string">
            <text:p>œ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  <table:table-cell office:value-type="float" office:value="414">
            <text:p>41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29">
            <text:p>129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DE([.A609])" office:value-type="float" office:value="197">
            <text:p>19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77">
            <text:p>77</text:p>
          </table:table-cell>
          <table:table-cell office:value-type="float" office:value="424">
            <text:p>42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56">
            <text:p>56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CODE([.A610])" office:value-type="float" office:value="109">
            <text:p>10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426">
            <text:p>42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CODE([.A611])" office:value-type="float" office:value="109">
            <text:p>10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432">
            <text:p>43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CODE([.A612])" office:value-type="float" office:value="109">
            <text:p>109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office:value-type="float" office:value="78">
            <text:p>78</text:p>
          </table:table-cell>
          <table:table-cell office:value-type="float" office:value="475">
            <text:p>47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DE([.A613])" office:value-type="float" office:value="61">
            <text:p>61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office:value-type="float" office:value="491">
            <text:p>49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14])" office:value-type="float" office:value="61">
            <text:p>61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56">
            <text:p>156</text:p>
          </table:table-cell>
          <table:table-cell office:value-type="float" office:value="83">
            <text:p>83</text:p>
          </table:table-cell>
          <table:table-cell office:value-type="float" office:value="524">
            <text:p>52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15])" office:value-type="float" office:value="61">
            <text:p>61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office:value-type="float" office:value="526">
            <text:p>52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16])" office:value-type="float" office:value="61">
            <text:p>61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CODE([.A617])" office:value-type="float" office:value="126">
            <text:p>126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49">
            <text:p>149</text:p>
          </table:table-cell>
          <table:table-cell office:value-type="float" office:value="77">
            <text:p>77</text:p>
          </table:table-cell>
          <table:table-cell office:value-type="float" office:value="574">
            <text:p>57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CODE([.A618])" office:value-type="float" office:value="61">
            <text:p>61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51">
            <text:p>151</text:p>
          </table:table-cell>
          <table:table-cell office:value-type="float" office:value="84">
            <text:p>84</text:p>
          </table:table-cell>
          <table:table-cell office:value-type="float" office:value="624">
            <text:p>62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CODE([.A619])" office:value-type="float" office:value="126">
            <text:p>126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office:value-type="float" office:value="700">
            <text:p>7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DE([.A620])" office:value-type="float" office:value="61">
            <text:p>61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50">
            <text:p>150</text:p>
          </table:table-cell>
          <table:table-cell office:value-type="float" office:value="107">
            <text:p>107</text:p>
          </table:table-cell>
          <table:table-cell office:value-type="float" office:value="735">
            <text:p>73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CODE([.A621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50">
            <text:p>150</text:p>
          </table:table-cell>
          <table:table-cell office:value-type="float" office:value="104">
            <text:p>104</text:p>
          </table:table-cell>
          <table:table-cell office:value-type="float" office:value="737">
            <text:p>73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87">
            <text:p>187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CODE([.A622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37">
            <text:p>137</text:p>
          </table:table-cell>
          <table:table-cell office:value-type="float" office:value="102">
            <text:p>102</text:p>
          </table:table-cell>
          <table:table-cell office:value-type="float" office:value="787">
            <text:p>78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CODE([.A623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789">
            <text:p>7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26">
            <text:p>126</text:p>
          </table:table-cell>
          <table:table-cell table:number-columns-repeated="2"/>
          <table:table-cell table:formula="of:=CODE([.A624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47">
            <text:p>147</text:p>
          </table:table-cell>
          <table:table-cell office:value-type="float" office:value="113">
            <text:p>113</text:p>
          </table:table-cell>
          <table:table-cell office:value-type="float" office:value="893">
            <text:p>89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CODE([.A625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949">
            <text:p>94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34">
            <text:p>134</text:p>
          </table:table-cell>
          <table:table-cell table:number-columns-repeated="2"/>
          <table:table-cell table:formula="of:=CODE([.A626])" office:value-type="float" office:value="126">
            <text:p>126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35">
            <text:p>135</text:p>
          </table:table-cell>
          <table:table-cell office:value-type="float" office:value="92">
            <text:p>92</text:p>
          </table:table-cell>
          <table:table-cell office:value-type="float" office:value="961">
            <text:p>96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85">
            <text:p>185</text:p>
          </table:table-cell>
          <table:table-cell office:value-type="float" office:value="167">
            <text:p>167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163">
            <text:p>163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CODE([.A627])" office:value-type="float" office:value="126">
            <text:p>126</text:p>
          </table:table-cell>
        </table:table-row>
        <table:table-row table:style-name="ro1">
          <table:table-cell/>
          <table:table-cell table:number-columns-repeated="15"/>
          <table:table-cell table:formula="of:=CODE([.A62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2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3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4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5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6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7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8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7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8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699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0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1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2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3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4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5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6])" office:value-type="float" office:value="0">
            <text:p>0</text:p>
          </table:table-cell>
        </table:table-row>
        <table:table-row table:style-name="ro1">
          <table:table-cell/>
          <table:table-cell table:number-columns-repeated="15"/>
          <table:table-cell table:formula="of:=CODE([.A707])" office:value-type="float" office:value="0">
            <text:p>0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2:Feuille1.N627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r LOJKINE</meta:initial-creator>
    <meta:creation-date>2012-11-28T00:15:09</meta:creation-date>
    <dc:date>2012-11-28T00:38:01</dc:date>
    <dc:creator>Ophir LOJKINE</dc:creator>
    <meta:editing-duration>PT7M11S</meta:editing-duration>
    <meta:editing-cycles>1</meta:editing-cycles>
    <meta:document-statistic meta:table-count="3" meta:cell-count="9551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Feuille1.C2:Feuille1.C627" svg:x="0.77cm" svg:y="0.855cm" svg:width="12.247cm" svg:height="7.545cm">
          <chartooo:coordinate-region svg:x="1.577cm" svg:y="1.054cm" svg:width="11.196cm" svg:height="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627" chart:class="chart:bar">
            <chart:data-point chart:repeated="6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">
                <text:p>37</text:p>
                <draw:g>
                  <svg:desc>Feuille1.C2:Feuille1.C6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Feuille1.D2:Feuille1.D627" svg:x="0.77cm" svg:y="0.855cm" svg:width="12.247cm" svg:height="7.545cm">
          <chartooo:coordinate-region svg:x="1.762cm" svg:y="1.054cm" svg:width="11.011cm" svg:height="6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627" chart:class="chart:bar">
            <chart:data-point chart:repeated="6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euille1.D2:Feuille1.D6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11cm" svg:height="10.217cm" xlink:href=".." xlink:type="simple" chart:class="chart:scatter" chart:style-name="ch1">
        <chart:legend chart:legend-position="end" svg:x="49.17cm" svg:y="4.809cm" style:legend-expansion="high" chart:style-name="ch2"/>
        <chart:plot-area chart:style-name="ch3" table:cell-range-address="Feuille1.Q1:Feuille1.Q707 Feuille1.N2:Feuille1.N627" chart:data-source-has-labels="row" svg:x="1.452cm" svg:y="0.951cm" svg:width="45.714cm" svg:height="8.642cm">
          <chartooo:coordinate-region svg:x="2.259cm" svg:y="1.15cm" svg:width="44.627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N3:Feuille1.N627" chart:label-cell-address="Feuille1.N2:Feuille1.N2" chart:class="chart:scatter">
            <chart:domain table:cell-range-address="Feuille1.Q1:Feuille1.Q707"/>
            <chart:data-point chart:repeated="7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Q</text:p>
              </table:table-cell>
              <table:table-cell office:value-type="string">
                <text:p>1</text:p>
                <draw:g>
                  <svg:desc>Feuille1.N2:Feuille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Q1:Feuille1.Q707</svg:desc>
                </draw:g>
              </table:table-cell>
              <table:table-cell office:value-type="float" office:value="0">
                <text:p>0</text:p>
                <draw:g>
                  <svg:desc>Feuille1.N3:Feuille1.N6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">
                <text:p>1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">
                <text:p>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">
                <text:p>1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">
                <text:p>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">
                <text:p>1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5">
                <text:p>1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5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5">
                <text:p>19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">
                <text:p>1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">
                <text:p>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">
                <text:p>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">
                <text:p>1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5">
                <text:p>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">
                <text:p>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">
                <text:p>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">
                <text:p>1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">
                <text:p>1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">
                <text:p>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">
                <text:p>1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">
                <text:p>1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5">
                <text:p>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">
                <text:p>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5">
                <text:p>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5">
                <text:p>1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">
                <text:p>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5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5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5">
                <text:p>1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5">
                <text:p>1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">
                <text:p>1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">
                <text:p>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5">
                <text:p>1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5">
                <text:p>1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">
                <text:p>1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5">
                <text:p>1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5">
                <text:p>1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">
                <text:p>1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">
                <text:p>1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">
                <text:p>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4">
                <text:p>1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5">
                <text:p>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">
                <text:p>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">
                <text:p>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">
                <text:p>1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">
                <text:p>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5">
                <text:p>1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">
                <text:p>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5">
                <text:p>1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">
                <text:p>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5">
                <text:p>1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5">
                <text:p>1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">
                <text:p>1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">
                <text:p>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">
                <text:p>1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5">
                <text:p>1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5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5">
                <text:p>1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5">
                <text:p>1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">
                <text:p>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">
                <text:p>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">
                <text:p>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">
                <text:p>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">
                <text:p>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">
                <text:p>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5">
                <text:p>1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">
                <text:p>1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">
                <text:p>1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5">
                <text:p>1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5">
                <text:p>1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5">
                <text:p>1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5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">
                <text:p>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">
                <text:p>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5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5">
                <text:p>1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5">
                <text:p>1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5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5">
                <text:p>1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">
                <text:p>1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">
                <text:p>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">
                <text:p>5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4">
                <text:p>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">
                <text:p>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">
                <text:p>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">
                <text:p>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">
                <text:p>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5">
                <text:p>1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">
                <text:p>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5">
                <text:p>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5">
                <text:p>1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">
                <text:p>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5">
                <text:p>1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1">
                <text:p>1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5">
                <text:p>1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">
                <text:p>1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5">
                <text:p>1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5">
                <text:p>1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5">
                <text:p>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">
                <text:p>1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">
                <text:p>1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">
                <text:p>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">
                <text:p>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">
                <text:p>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">
                <text:p>1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5">
                <text:p>1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2">
                <text:p>1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5">
                <text:p>1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3">
                <text:p>1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4">
                <text:p>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0">
                <text:p>1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5">
                <text:p>1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">
                <text:p>1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">
                <text:p>1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7">
                <text:p>1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7">
                <text:p>1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5">
                <text:p>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7">
                <text:p>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">
                <text:p>1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">
                <text:p>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">
                <text:p>1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">
                <text:p>1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1">
                <text:p>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">
                <text:p>1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">
                <text:p>1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">
                <text:p>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5">
                <text:p>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">
                <text:p>1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1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9">
                <text:p>1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1">
                <text:p>1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">
                <text:p>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1">
                <text:p>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">
                <text:p>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">
                <text:p>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8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">
                <text:p>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">
                <text:p>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">
                <text:p>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">
                <text:p>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">
                <text:p>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">
                <text:p>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">
                <text:p>1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">
                <text:p>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9">
                <text:p>1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9">
                <text:p>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7">
                <text:p>1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8">
                <text:p>1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9">
                <text:p>1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9">
                <text:p>1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">
                <text:p>1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7">
                <text:p>1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">
                <text:p>1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9">
                <text:p>1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">
                <text:p>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9">
                <text:p>1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7">
                <text:p>1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7">
                <text:p>1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">
                <text:p>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">
                <text:p>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6">
                <text:p>1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